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7248b6" style:font-name="Arial" fo:font-size="14pt" fo:font-weight="bold" officeooo:rsid="0006d58e" officeooo:paragraph-rsid="0006d58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officeooo:rsid="0006d58e" officeooo:paragraph-rsid="0006d58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199cm" loext:contextual-spacing="false" fo:text-align="justify" style:justify-single-word="false"/>
      <style:text-properties fo:color="#000000" fo:font-size="12pt" fo:font-weight="normal" officeooo:rsid="0007e6ec" officeooo:paragraph-rsid="000954c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.199cm" loext:contextual-spacing="false" fo:text-align="justify" style:justify-single-word="false"/>
      <style:text-properties fo:color="#000000" fo:font-size="12pt" fo:font-weight="bold" officeooo:rsid="000f0329" officeooo:paragraph-rsid="000f032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199cm" loext:contextual-spacing="false" fo:text-align="justify" style:justify-single-word="false"/>
      <style:text-properties fo:color="#000000" style:font-name="Arial" fo:font-size="12pt" fo:font-weight="normal" officeooo:rsid="0007e6ec" officeooo:paragraph-rsid="000954c4" style:font-size-asian="10.5pt" style:font-weight-asian="normal" style:font-size-complex="12pt" style:font-weight-complex="normal"/>
    </style:style>
    <style:style style:name="T1" style:family="text">
      <style:text-properties officeooo:rsid="000954c4"/>
    </style:style>
    <style:style style:name="T2" style:family="text">
      <style:text-properties style:font-name="Arial"/>
    </style:style>
    <style:style style:name="T3" style:family="text">
      <style:text-properties style:font-name="Arial" officeooo:rsid="000c23be"/>
    </style:style>
    <style:style style:name="T4" style:family="text">
      <style:text-properties style:font-name="Arial" fo:font-weight="bold" officeooo:rsid="000c23be" style:font-weight-asian="bold" style:font-weight-complex="bold"/>
    </style:style>
    <style:style style:name="T5" style:family="text">
      <style:text-properties style:font-name="Arial" fo:font-weight="bold" officeooo:rsid="000da9d3" style:font-weight-asian="bold" style:font-weight-complex="bold"/>
    </style:style>
    <style:style style:name="T6" style:family="text">
      <style:text-properties style:font-name="Arial" fo:font-weight="bold" officeooo:rsid="000f0329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187e2" style:font-weight-asian="normal" style:font-weight-complex="normal"/>
    </style:style>
    <style:style style:name="T9" style:family="text">
      <style:text-properties style:font-name="Arial" officeooo:rsid="000f0329"/>
    </style:style>
    <style:style style:name="T10" style:family="text">
      <style:text-properties officeooo:rsid="000ab1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UX</text:p>
      <text:p text:style-name="P2"/>
      <text:p text:style-name="P3"><text:tab/><text:span text:style-name="T2">O Redux é uma biblioteca muito adotada no desenvolvimento Front-end, ela pode ser implementada muito facilmente no JavaScript puro, assim como em frameworks do JS como o React, além disso também pode ser usada para arquitetura de desenvolvimento Android e iOS. O Redux é uma biblioteca de armazenamento de dados em forma de estado, ou seja, assim como componentes em React guarda informações que podem sofrer alterações em states e props, o Redux faz a mesma coisa, a diferença é que o Redux consegue armazenar dados de múltiplos componentes, sem a necessidade que esses componentes esteja diretamente interligados, e consegue fazer com que esses estados sejam passados para os componentes sem que caminhos entre esses componentes sejam criados em meio a outros componentes.</text:span></text:p>
      <text:p text:style-name="P5"><text:span text:style-name="T1"><text:tab/>N</text:span>ão é necessário passar a informação do componente A para o componente B, para ele passar para o componente C que vai passar para o componente D, que ele sim irá usar a informação do componente A. O Redux nos permite cortar essa quantidade de intermediários, criando um intermediário só.</text:p>
      <text:p text:style-name="P5"><text:tab/><text:span text:style-name="T1">Vamos refazer esse caminho do componente A até o componente D utilizando o Redux, o componente A passa os estados para o Redux e o Redux passa os estados do componente A para o componente D, sem mais intermediários.</text:span></text:p>
      <text:p text:style-name="P5"><text:tab/><text:span text:style-name="T1">No cenário acima parece não fazer muita diferença, pois cortamos somente 1 intermediário, mas agora imagine se essa informação precisasse sair do componente A e ir até o componente J, quantos intermediários teriam no caminho? Quais seriam as chances de algum erro acontecer durante a passagem desses dados? E o trabalho que daria para ficar passando props e estados a todo tempo? Seria basicamente uma repetição de trabalho e linhas de código desnecessária, e como já aprendemos ao longo dos estudos em programação, existe uma máxima quanto a coisas repetidas: “Se você está repetindo o mesmo conjunto de código muitas vezes, é porque sua construção está errada, provavelmente uma função resolveria isso”. Dentro do Redux isso não é diferente, a biblioteca possui funções internas que nos permitem passar estados para um local de armazenamento e funções que nos permitem buscar essas informações, mas essas não são as únicas funções que ela possui, mais dessas funções serão descritas ao longo dessa seç</text:span><text:span text:style-name="T10">ão</text:span><text:span text:style-name="T1">.</text:span></text:p>
      <text:p text:style-name="P3"><text:span text:style-name="T2"><text:tab/></text:span><text:span text:style-name="T3">Como visto acima, o Redux existe para auxiliar no fluxo de dados dentro de uma aplicação. Com ele é possível ter, além do estado local de cada componente, um estado global, acessível a todos os componentes, onde se pode armazenar e recuperar informações que precisam ser compartilhadas. Essa ferramenta pode ser dividida em três partes principais: </text:span><text:span text:style-name="T4">Actions</text:span><text:span text:style-name="T3">, </text:span><text:span text:style-name="T4">Stores</text:span><text:span text:style-name="T3"> e </text:span><text:span text:style-name="T4">Reducers</text:span><text:span text:style-name="T3">. Cada uma dessas partes tem suas responsabilidades bem definidas.</text:span></text:p>
      <text:p text:style-name="P3"><text:span text:style-name="T3"/></text:p>
      <text:p text:style-name="P3"><text:span text:style-name="T5">Actions em R</text:span><text:span text:style-name="T6">edux</text:span></text:p>
      <text:p text:style-name="P3"><text:span text:style-name="T5"><text:tab/></text:span><text:span text:style-name="T9">As actions, como o nome indica, são as possíveis ações que seu sistema pode executar na store. Elas atuam como uma regra de negócio para manter os dados da aplicação e as suas mudanças previsíveis e consistentes. É bem comum ouvirmos que as actions são intenções de mudança de estado.</text:span></text:p>
      <text:p text:style-name="P3"><text:span text:style-name="T9"/></text:p>
      <text:p text:style-name="P4"><text:span text:style-name="T2">Stores em Redux</text:span></text:p>
      <text:p text:style-name="P4"><text:soft-page-break/><text:span text:style-name="T2"><text:tab/></text:span><text:span text:style-name="T7">A store é onde o estado da sua aplicação fica registrado e protegido. As mudanças ou consultas feitas na store precisam estar definidas anteriormente numa action. Isso garante a integridade dos dados, como explicado anteriormente.</text:span></text:p>
      <text:p text:style-name="P4"><text:span text:style-name="T7"/></text:p>
      <text:p text:style-name="P4"><text:span text:style-name="T2">Reducers em Redux</text:span></text:p>
      <text:p text:style-name="P4"><text:span text:style-name="T7"><text:tab/>Os reducers são responsáveis por manipular a store seguindo as regras definidas pelas actions. Os reducers são importantes para evitar a manipulação direta da store e facilitam a manutenção do código. </text:span><text:span text:style-name="T8">O reducer é uma função que retorna o novo valor do estado global a partir de uma a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57:57.153224313</meta:creation-date>
    <dc:date>2021-05-28T17:12:42.043214407</dc:date>
    <meta:editing-duration>PT2H2M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586" meta:character-count="3586" meta:non-whitespace-character-count="3004"/>
  </office:meta>
</office:document-meta>
</file>